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36000003A5E690662B.png"/>
  <manifest:file-entry manifest:media-type="image/png" manifest:full-path="Pictures/100000000000063A000003A5A0E5C7C1.png"/>
  <manifest:file-entry manifest:media-type="image/png" manifest:full-path="Pictures/100000000000063C000003A69B3D3A45.png"/>
  <manifest:file-entry manifest:media-type="image/png" manifest:full-path="Pictures/1000000000000632000003ABF945ED52.png"/>
  <manifest:file-entry manifest:media-type="image/png" manifest:full-path="Pictures/100000000000062E000003B1021AE099.png"/>
  <manifest:file-entry manifest:media-type="image/png" manifest:full-path="Pictures/100000000000063C000001DF10D87493.png"/>
  <manifest:file-entry manifest:media-type="image/png" manifest:full-path="Pictures/100000000000064600000220E5C1E11B.png"/>
  <manifest:file-entry manifest:media-type="image/png" manifest:full-path="Pictures/1000000000000630000003AACD568A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4292e" style:font-name="ui-monospace" fo:font-size="9.7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s2" text:anchor-type="paragraph" svg:x="-0.071cm" svg:y="14.344cm" svg:width="21.001cm" svg:height="12.434cm" draw:z-index="1"><draw:image xlink:href="Pictures/1000000000000632000003ABF945ED52.png" xlink:type="simple" xlink:show="embed" xlink:actuate="onLoad"/></draw:frame><draw:frame draw:style-name="fr1" draw:name="images1" text:anchor-type="paragraph" svg:width="20.858cm" svg:height="14.346cm" draw:z-index="0"><draw:image xlink:href="Pictures/100000000000062E000003B1021AE09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s4" text:anchor-type="paragraph" svg:x="0cm" svg:y="12.435cm" svg:width="21.001cm" svg:height="12.291cm" draw:z-index="3"><draw:image xlink:href="Pictures/100000000000063A000003A5A0E5C7C1.png" xlink:type="simple" xlink:show="embed" xlink:actuate="onLoad"/></draw:frame><draw:frame draw:style-name="fr3" draw:name="images3" text:anchor-type="paragraph" svg:width="21.001cm" svg:height="12.289cm" draw:z-index="2"><draw:image xlink:href="Pictures/100000000000063C000003A69B3D3A45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s6" text:anchor-type="paragraph" svg:x="0cm" svg:y="12.321cm" svg:width="21.001cm" svg:height="12.435cm" draw:z-index="5"><draw:image xlink:href="Pictures/1000000000000630000003AACD568A15.png" xlink:type="simple" xlink:show="embed" xlink:actuate="onLoad"/></draw:frame><draw:frame draw:style-name="fr3" draw:name="images5" text:anchor-type="paragraph" svg:width="21.001cm" svg:height="12.323cm" draw:z-index="4"><draw:image xlink:href="Pictures/1000000000000636000003A5E690662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s7" text:anchor-type="paragraph" svg:width="21.001cm" svg:height="7.112cm" draw:z-index="6"><draw:image xlink:href="Pictures/100000000000064600000220E5C1E11B.png" xlink:type="simple" xlink:show="embed" xlink:actuate="onLoad"/></draw:frame><draw:frame draw:style-name="fr2" draw:name="images8" text:anchor-type="paragraph" svg:x="0cm" svg:y="7.267cm" svg:width="21.001cm" svg:height="6.302cm" draw:z-index="7"><draw:image xlink:href="Pictures/100000000000063C000001DF10D8749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11S</meta:editing-duration>
    <meta:editing-cycles>3</meta:editing-cycles>
    <meta:generator>OpenOffice/4.1.8$Win32 OpenOffice.org_project/418m3$Build-9803</meta:generator>
    <dc:date>2021-07-29T12:24:06.28</dc:date>
    <meta:document-statistic meta:table-count="0" meta:image-count="8" meta:object-count="0" meta:page-count="4" meta:paragraph-count="0" meta:word-count="0" meta:character-count="0"/>
    <dc:creator>F MPY</dc:creator>
    <meta:user-defined meta:name="Info 1"/>
    <meta:user-defined meta:name="Info 2"/>
    <meta:user-defined meta:name="Info 3"/>
    <meta:user-defined meta:name="Info 4"/>
  </office:meta>
</office:document-meta>
</file>